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49cm" fo:border-left="0.05pt solid #000000" fo:border-right="none" fo:border-top="0.05pt solid #000000" fo:border-bottom="none"/>
    </style:style>
    <style:style style:name="Table1.B1" style:family="table-cell">
      <style:table-cell-properties fo:padding="0.049cm" fo:border-left="none" fo:border-right="none" fo:border-top="0.05pt solid #000000" fo:border-bottom="none"/>
    </style:style>
    <style:style style:name="Table1.G1" style:family="table-cell">
      <style:table-cell-properties fo:padding="0.049cm" fo:border-left="none" fo:border-right="0.05pt solid #000000" fo:border-top="0.05pt solid #000000" fo:border-bottom="none"/>
    </style:style>
    <style:style style:name="Table1.A2" style:family="table-cell">
      <style:table-cell-properties fo:padding="0.049cm" fo:border-left="0.05pt solid #000000" fo:border-right="none" fo:border-top="none" fo:border-bottom="none"/>
    </style:style>
    <style:style style:name="Table1.B2" style:family="table-cell">
      <style:table-cell-properties fo:padding="0.049cm" fo:border="none"/>
    </style:style>
    <style:style style:name="Table1.G2" style:family="table-cell">
      <style:table-cell-properties fo:padding="0.049cm" fo:border-left="none" fo:border-right="0.05pt solid #000000" fo:border-top="none" fo:border-bottom="none"/>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none" fo:border-right="none" fo:border-top="none" fo:border-bottom="0.05pt solid #000000"/>
    </style:style>
    <style:style style:name="Table1.G3" style:family="table-cell">
      <style:table-cell-properties fo:padding="0.049cm" fo:border-left="none" fo:border-right="0.05pt solid #000000" fo:border-top="none" fo:border-bottom="0.05pt solid #000000"/>
    </style:style>
    <style:style style:name="Table2" style:family="table">
      <style:table-properties style:width="15.102cm" table:align="left"/>
    </style:style>
    <style:style style:name="Table2.A" style:family="table-column">
      <style:table-column-properties style:column-width="2.992cm"/>
    </style:style>
    <style:style style:name="Table2.B" style:family="table-column">
      <style:table-column-properties style:column-width="2.91cm"/>
    </style:style>
    <style:style style:name="Table2.C" style:family="table-column">
      <style:table-column-properties style:column-width="2.588cm"/>
    </style:style>
    <style:style style:name="Table2.D" style:family="table-column">
      <style:table-column-properties style:column-width="3.417cm"/>
    </style:style>
    <style:style style:name="Table2.E" style:family="table-column">
      <style:table-column-properties style:column-width="3.196cm"/>
    </style:style>
    <style:style style:name="Table2.A1" style:family="table-cell">
      <style:table-cell-properties fo:padding="0.049cm" fo:border-left="0.05pt solid #000000" fo:border-right="none" fo:border-top="0.05pt solid #000000" fo:border-bottom="none"/>
    </style:style>
    <style:style style:name="Table2.B1" style:family="table-cell">
      <style:table-cell-properties fo:padding="0.049cm" fo:border-left="none" fo:border-right="none" fo:border-top="0.05pt solid #000000" fo:border-bottom="none"/>
    </style:style>
    <style:style style:name="Table2.E1" style:family="table-cell">
      <style:table-cell-properties fo:padding="0.049cm" fo:border-left="none" fo:border-right="0.05pt solid #000000" fo:border-top="0.05pt solid #000000" fo:border-bottom="none"/>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none" fo:border-right="none" fo:border-top="none" fo:border-bottom="0.05pt solid #000000"/>
    </style:style>
    <style:style style:name="Table2.E2" style:family="table-cell">
      <style:table-cell-properties fo:padding="0.049cm" fo:border-left="none" fo:border-right="0.05pt solid #000000" fo:border-top="none" fo:border-bottom="0.05pt solid #000000"/>
    </style:style>
    <style:style style:name="P1" style:family="paragraph" style:parent-style-name="Text_20_body">
      <style:text-properties officeooo:rsid="00110ba7" officeooo:paragraph-rsid="00110ba7"/>
    </style:style>
    <style:style style:name="P2" style:family="paragraph" style:parent-style-name="Text_20_body">
      <style:text-properties officeooo:paragraph-rsid="00160413"/>
    </style:style>
    <style:style style:name="P3" style:family="paragraph" style:parent-style-name="Text_20_body">
      <style:text-properties officeooo:paragraph-rsid="00169040"/>
    </style:style>
    <style:style style:name="P4" style:family="paragraph" style:parent-style-name="Text_20_body">
      <style:text-properties officeooo:paragraph-rsid="00110ba7"/>
    </style:style>
    <style:style style:name="P5" style:family="paragraph" style:parent-style-name="Text_20_body">
      <style:text-properties officeooo:paragraph-rsid="001e7cff"/>
    </style:style>
    <style:style style:name="P6" style:family="paragraph" style:parent-style-name="Text_20_body">
      <style:text-properties officeooo:rsid="00169040" officeooo:paragraph-rsid="00169040"/>
    </style:style>
    <style:style style:name="P7" style:family="paragraph" style:parent-style-name="Text_20_body">
      <style:text-properties officeooo:rsid="002e62b9" officeooo:paragraph-rsid="002e62b9"/>
    </style:style>
    <style:style style:name="P8" style:family="paragraph" style:parent-style-name="Text_20_body">
      <style:text-properties officeooo:paragraph-rsid="0036f47e"/>
    </style:style>
    <style:style style:name="P9" style:family="paragraph" style:parent-style-name="Text_20_body">
      <style:text-properties officeooo:paragraph-rsid="00141318"/>
    </style:style>
    <style:style style:name="P10" style:family="paragraph" style:parent-style-name="Text_20_body">
      <style:text-properties fo:font-weight="bold" officeooo:rsid="0054a298" officeooo:paragraph-rsid="0054a298" style:font-weight-asian="bold" style:font-weight-complex="bold"/>
    </style:style>
    <style:style style:name="P11" style:family="paragraph" style:parent-style-name="Text_20_body">
      <style:text-properties officeooo:paragraph-rsid="005a8b90"/>
    </style:style>
    <style:style style:name="P12" style:family="paragraph" style:parent-style-name="Text_20_body">
      <style:text-properties officeooo:paragraph-rsid="005b8c55"/>
    </style:style>
    <style:style style:name="P13" style:family="paragraph" style:parent-style-name="Text_20_body">
      <style:text-properties officeooo:rsid="005d1a80" officeooo:paragraph-rsid="005d1a80"/>
    </style:style>
    <style:style style:name="P14" style:family="paragraph" style:parent-style-name="Text_20_body">
      <style:text-properties officeooo:paragraph-rsid="005d1a80"/>
    </style:style>
    <style:style style:name="P15" style:family="paragraph" style:parent-style-name="Text_20_body">
      <style:text-properties officeooo:rsid="005d3f58" officeooo:paragraph-rsid="005d3f58"/>
    </style:style>
    <style:style style:name="P16" style:family="paragraph" style:parent-style-name="Text_20_body">
      <style:text-properties officeooo:rsid="00160413" officeooo:paragraph-rsid="00160413"/>
    </style:style>
    <style:style style:name="P17" style:family="paragraph" style:parent-style-name="Text_20_body">
      <style:paragraph-properties fo:text-align="center" style:justify-single-word="false"/>
      <style:text-properties officeooo:rsid="00160413" officeooo:paragraph-rsid="00160413"/>
    </style:style>
    <style:style style:name="P18" style:family="paragraph" style:parent-style-name="Text_20_body">
      <style:paragraph-properties fo:text-align="center" style:justify-single-word="false"/>
      <style:text-properties officeooo:rsid="00160413" officeooo:paragraph-rsid="00618937"/>
    </style:style>
    <style:style style:name="P19" style:family="paragraph" style:parent-style-name="Text_20_body">
      <style:text-properties officeooo:rsid="00162e02" officeooo:paragraph-rsid="00160413"/>
    </style:style>
    <style:style style:name="P20" style:family="paragraph" style:parent-style-name="Text_20_body">
      <style:text-properties officeooo:rsid="00162e02" officeooo:paragraph-rsid="00162e02"/>
    </style:style>
    <style:style style:name="P21" style:family="paragraph" style:parent-style-name="Text_20_body">
      <style:text-properties officeooo:rsid="00167aa2" officeooo:paragraph-rsid="00167aa2"/>
    </style:style>
    <style:style style:name="P22" style:family="paragraph" style:parent-style-name="Text_20_body">
      <style:paragraph-properties fo:text-align="center" style:justify-single-word="false"/>
      <style:text-properties officeooo:rsid="00167aa2" officeooo:paragraph-rsid="00167aa2"/>
    </style:style>
    <style:style style:name="P23" style:family="paragraph" style:parent-style-name="Text_20_body">
      <style:paragraph-properties fo:text-align="center" style:justify-single-word="false"/>
      <style:text-properties officeooo:rsid="00167aa2" officeooo:paragraph-rsid="00618937"/>
    </style:style>
    <style:style style:name="P24" style:family="paragraph" style:parent-style-name="Text_20_body">
      <style:text-properties officeooo:paragraph-rsid="005d3f58"/>
    </style:style>
    <style:style style:name="P25" style:family="paragraph" style:parent-style-name="Text_20_body">
      <style:text-properties officeooo:rsid="00618937" officeooo:paragraph-rsid="00618937"/>
    </style:style>
    <style:style style:name="P26" style:family="paragraph" style:parent-style-name="Text_20_body">
      <style:text-properties officeooo:rsid="0060b4a8" officeooo:paragraph-rsid="0060b4a8"/>
    </style:style>
    <style:style style:name="P27" style:family="paragraph" style:parent-style-name="Text_20_body">
      <style:text-properties officeooo:paragraph-rsid="00618937"/>
    </style:style>
    <style:style style:name="P28" style:family="paragraph" style:parent-style-name="Text_20_body">
      <style:paragraph-properties fo:break-before="column"/>
      <style:text-properties fo:font-size="10pt" fo:font-weight="bold" officeooo:paragraph-rsid="00141318" style:font-size-asian="10pt" style:font-weight-asian="bold" style:font-size-complex="10pt" style:font-weight-complex="bold"/>
    </style:style>
    <style:style style:name="P29" style:family="paragraph" style:parent-style-name="Standard">
      <style:text-properties officeooo:paragraph-rsid="00618937"/>
    </style:style>
    <style:style style:name="P30" style:family="paragraph" style:parent-style-name="Standard">
      <style:text-properties fo:font-weight="normal" officeooo:rsid="00167aa2" officeooo:paragraph-rsid="00618937" style:font-weight-asian="normal" style:font-weight-complex="normal"/>
    </style:style>
    <style:style style:name="P31" style:family="paragraph" style:parent-style-name="Text_20_body">
      <loext:graphic-properties draw:fill="none"/>
      <style:paragraph-properties fo:margin-left="0cm" fo:margin-right="1cm" fo:margin-top="0cm" fo:margin-bottom="0.247cm" loext:contextual-spacing="false" fo:line-height="120%" fo:orphans="2" fo:widows="2" fo:text-indent="0cm" style:auto-text-indent="false" fo:background-color="transparent" fo:keep-with-next="auto"/>
      <style:text-properties officeooo:rsid="00162e02" officeooo:paragraph-rsid="00618937"/>
    </style:style>
    <style:style style:name="P32" style:family="paragraph" style:parent-style-name="Text_20_body">
      <loext:graphic-properties draw:fill="none"/>
      <style:paragraph-properties fo:margin-left="0cm" fo:margin-right="1cm" fo:margin-top="0cm" fo:margin-bottom="0.247cm" loext:contextual-spacing="false" fo:line-height="120%" fo:orphans="2" fo:widows="2" fo:text-indent="0cm" style:auto-text-indent="false" fo:background-color="transparent" fo:keep-with-next="auto"/>
      <style:text-properties officeooo:rsid="00167aa2" officeooo:paragraph-rsid="00618937"/>
    </style:style>
    <style:style style:name="P33" style:family="paragraph" style:parent-style-name="Heading_20_1">
      <style:paragraph-properties fo:margin-top="0.42cm" fo:margin-bottom="0.409cm" loext:contextual-spacing="false"/>
    </style:style>
    <style:style style:name="P34" style:family="paragraph" style:parent-style-name="Heading_20_2">
      <style:text-properties officeooo:paragraph-rsid="0036f47e"/>
    </style:style>
    <style:style style:name="T1" style:family="text">
      <style:text-properties fo:font-weight="bold" officeooo:rsid="00169040" style:font-weight-asian="bold" style:font-weight-complex="bold"/>
    </style:style>
    <style:style style:name="T2" style:family="text">
      <style:text-properties fo:font-weight="bold" officeooo:rsid="00178e2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7aa2" style:font-weight-asian="normal" style:font-weight-complex="normal"/>
    </style:style>
    <style:style style:name="T5" style:family="text">
      <style:text-properties fo:font-weight="normal" officeooo:rsid="0026e602" style:font-weight-asian="normal" style:font-weight-complex="normal"/>
    </style:style>
    <style:style style:name="T6" style:family="text">
      <style:text-properties fo:font-weight="normal" officeooo:rsid="0026f872" style:font-weight-asian="normal" style:font-weight-complex="normal"/>
    </style:style>
    <style:style style:name="T7" style:family="text">
      <style:text-properties fo:font-weight="normal" officeooo:rsid="0025edee" style:font-weight-asian="normal" style:font-weight-complex="normal"/>
    </style:style>
    <style:style style:name="T8" style:family="text">
      <style:text-properties fo:font-weight="normal" officeooo:rsid="0022d592" style:font-weight-asian="normal" style:font-weight-complex="normal"/>
    </style:style>
    <style:style style:name="T9" style:family="text">
      <style:text-properties fo:font-weight="normal" officeooo:rsid="0037e9bc" style:font-weight-asian="normal" style:font-weight-complex="normal"/>
    </style:style>
    <style:style style:name="T10" style:family="text">
      <style:text-properties fo:font-weight="normal" officeooo:rsid="00406233" style:font-weight-asian="normal" style:font-weight-complex="normal"/>
    </style:style>
    <style:style style:name="T11" style:family="text">
      <style:text-properties fo:font-weight="normal" officeooo:rsid="0015a350" style:font-weight-asian="normal" style:font-weight-complex="normal"/>
    </style:style>
    <style:style style:name="T12" style:family="text">
      <style:text-properties fo:font-weight="normal" officeooo:rsid="0056a235" style:font-weight-asian="normal" style:font-weight-complex="normal"/>
    </style:style>
    <style:style style:name="T13" style:family="text">
      <style:text-properties fo:font-weight="normal" officeooo:rsid="00618937" style:font-weight-asian="normal" style:font-weight-complex="normal"/>
    </style:style>
    <style:style style:name="T14" style:family="text">
      <style:text-properties fo:font-size="10pt" fo:font-weight="normal" officeooo:rsid="00110ba7" style:font-size-asian="10pt" style:font-weight-asian="normal" style:font-size-complex="10pt" style:font-weight-complex="normal"/>
    </style:style>
    <style:style style:name="T15" style:family="text">
      <style:text-properties fo:font-size="10pt" fo:font-weight="normal" officeooo:rsid="0015a350" style:font-size-asian="10pt" style:font-weight-asian="normal" style:font-size-complex="10pt" style:font-weight-complex="normal"/>
    </style:style>
    <style:style style:name="T16" style:family="text">
      <style:text-properties fo:font-size="10pt" fo:font-weight="normal" officeooo:rsid="001ab58e" style:font-size-asian="10pt" style:font-weight-asian="normal" style:font-size-complex="10pt" style:font-weight-complex="normal"/>
    </style:style>
    <style:style style:name="T17" style:family="text">
      <style:text-properties fo:font-size="10pt" fo:font-weight="normal" officeooo:rsid="001c8048" style:font-size-asian="10pt" style:font-weight-asian="normal" style:font-size-complex="10pt" style:font-weight-complex="normal"/>
    </style:style>
    <style:style style:name="T18" style:family="text">
      <style:text-properties fo:font-size="10pt" fo:font-weight="normal" officeooo:rsid="001d9786" style:font-size-asian="10pt" style:font-weight-asian="normal" style:font-size-complex="10pt" style:font-weight-complex="normal"/>
    </style:style>
    <style:style style:name="T19" style:family="text">
      <style:text-properties fo:font-size="10pt" fo:font-weight="normal" officeooo:rsid="00410687" style:font-size-asian="10pt" style:font-weight-asian="normal" style:font-size-complex="10pt" style:font-weight-complex="normal"/>
    </style:style>
    <style:style style:name="T20" style:family="text">
      <style:text-properties fo:font-size="10pt" fo:font-weight="normal" officeooo:rsid="005a8b90" style:font-size-asian="10pt" style:font-weight-asian="normal" style:font-size-complex="10pt" style:font-weight-complex="normal"/>
    </style:style>
    <style:style style:name="T21" style:family="text">
      <style:text-properties fo:font-size="10pt" officeooo:rsid="00110ba7" style:font-size-asian="10pt" style:font-size-complex="10pt"/>
    </style:style>
    <style:style style:name="T22" style:family="text">
      <style:text-properties fo:font-size="10pt" officeooo:rsid="001ec673" style:font-size-asian="10pt" style:font-size-complex="10pt"/>
    </style:style>
    <style:style style:name="T23" style:family="text">
      <style:text-properties fo:font-size="10pt" fo:font-weight="bold" officeooo:rsid="00110ba7" style:font-size-asian="10pt" style:font-weight-asian="bold" style:font-size-complex="10pt" style:font-weight-complex="bold"/>
    </style:style>
    <style:style style:name="T24" style:family="text">
      <style:text-properties officeooo:rsid="00141e9a"/>
    </style:style>
    <style:style style:name="T25" style:family="text">
      <style:text-properties officeooo:rsid="00160413"/>
    </style:style>
    <style:style style:name="T26" style:family="text">
      <style:text-properties officeooo:rsid="00162e02"/>
    </style:style>
    <style:style style:name="T27" style:family="text">
      <style:text-properties officeooo:rsid="00167aa2"/>
    </style:style>
    <style:style style:name="T28" style:family="text">
      <style:text-properties officeooo:rsid="00169040"/>
    </style:style>
    <style:style style:name="T29" style:family="text">
      <style:text-properties officeooo:rsid="0017a0eb"/>
    </style:style>
    <style:style style:name="T30" style:family="text">
      <style:text-properties officeooo:rsid="001d9786"/>
    </style:style>
    <style:style style:name="T31" style:family="text">
      <style:text-properties officeooo:rsid="001e7cff"/>
    </style:style>
    <style:style style:name="T32" style:family="text">
      <style:text-properties officeooo:rsid="0021c3d2"/>
    </style:style>
    <style:style style:name="T33" style:family="text">
      <style:text-properties officeooo:rsid="0022d592"/>
    </style:style>
    <style:style style:name="T34" style:family="text">
      <style:text-properties officeooo:rsid="0025d6e6"/>
    </style:style>
    <style:style style:name="T35" style:family="text">
      <style:text-properties officeooo:rsid="0026e602"/>
    </style:style>
    <style:style style:name="T36" style:family="text">
      <style:text-properties officeooo:rsid="00110ba7"/>
    </style:style>
    <style:style style:name="T37" style:family="text">
      <style:text-properties officeooo:rsid="00141318"/>
    </style:style>
    <style:style style:name="T38" style:family="text">
      <style:text-properties officeooo:rsid="0026f872"/>
    </style:style>
    <style:style style:name="T39" style:family="text">
      <style:text-properties officeooo:rsid="0028af0f"/>
    </style:style>
    <style:style style:name="T40" style:family="text">
      <style:text-properties style:font-name="Bitstream Vera Sans" fo:font-size="16.1000003814697pt" fo:font-weight="bold" officeooo:rsid="0036f47e" style:font-name-asian="Noto Sans CJK SC Regular" style:font-size-asian="16.1000003814697pt" style:font-weight-asian="bold" style:font-name-complex="FreeSans" style:font-size-complex="16.1000003814697pt" style:font-weight-complex="bold"/>
    </style:style>
    <style:style style:name="T41" style:family="text">
      <style:text-properties officeooo:rsid="002a25d3"/>
    </style:style>
    <style:style style:name="T42" style:family="text">
      <style:text-properties officeooo:rsid="002e62b9"/>
    </style:style>
    <style:style style:name="T43" style:family="text">
      <style:text-properties officeooo:rsid="0030c1d9"/>
    </style:style>
    <style:style style:name="T44" style:family="text">
      <style:text-properties officeooo:rsid="0036f47e"/>
    </style:style>
    <style:style style:name="T45" style:family="text">
      <style:text-properties officeooo:rsid="0037e9bc"/>
    </style:style>
    <style:style style:name="T46" style:family="text">
      <style:text-properties officeooo:rsid="00393ecd"/>
    </style:style>
    <style:style style:name="T47" style:family="text">
      <style:text-properties officeooo:rsid="0039ebac"/>
    </style:style>
    <style:style style:name="T48" style:family="text">
      <style:text-properties officeooo:rsid="0015a350"/>
    </style:style>
    <style:style style:name="T49" style:family="text">
      <style:text-properties officeooo:rsid="00406233"/>
    </style:style>
    <style:style style:name="T50" style:family="text">
      <style:text-properties fo:font-style="normal" officeooo:rsid="00422942" fo:background-color="transparent" loext:char-shading-value="0" style:font-style-asian="normal" style:font-style-complex="normal"/>
    </style:style>
    <style:style style:name="T51" style:family="text">
      <style:text-properties officeooo:rsid="00160413" fo:background-color="transparent" loext:char-shading-value="0"/>
    </style:style>
    <style:style style:name="T52" style:family="text">
      <style:text-properties officeooo:rsid="004e206c"/>
    </style:style>
    <style:style style:name="T53" style:family="text">
      <style:text-properties officeooo:rsid="0050f915"/>
    </style:style>
    <style:style style:name="T54" style:family="text">
      <style:text-properties officeooo:rsid="0051a9c8"/>
    </style:style>
    <style:style style:name="T55" style:family="text">
      <style:text-properties officeooo:rsid="0058a148"/>
    </style:style>
    <style:style style:name="T56" style:family="text">
      <style:text-properties officeooo:rsid="005a8b90"/>
    </style:style>
    <style:style style:name="T57" style:family="text">
      <style:text-properties officeooo:rsid="005b8c55"/>
    </style:style>
    <style:style style:name="T58" style:family="text">
      <style:text-properties officeooo:rsid="005d1a80"/>
    </style:style>
    <style:style style:name="T59" style:family="text">
      <style:text-properties officeooo:rsid="005d3f58"/>
    </style:style>
    <style:style style:name="T60" style:family="text">
      <style:text-properties officeooo:rsid="005e7121"/>
    </style:style>
    <style:style style:name="T61" style:family="text">
      <style:text-properties officeooo:rsid="00618937"/>
    </style:style>
    <style:style style:name="T62" style:family="text">
      <style:text-properties officeooo:rsid="0063787c"/>
    </style:style>
    <style:style style:name="T63" style:family="text">
      <style:text-properties officeooo:rsid="0063d5bb"/>
    </style:style>
    <style:style style:name="T64" style:family="text">
      <style:text-properties officeooo:rsid="00654a44"/>
    </style:style>
    <style:style style:name="T65" style:family="text">
      <style:text-properties officeooo:rsid="00693f2b"/>
    </style:style>
    <style:style style:name="Sect1" style:family="section">
      <style:section-properties text:dont-balance-text-columns="false" style:editable="false">
        <style:columns fo:column-count="1" fo:column-gap="0cm">
          <style:column-sep style:width="0.009cm" style:color="#000000" style:height="100%" style:style="solid"/>
        </style:columns>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ssembling The Quirkey <text:span text:style-name="T56">V3</text:span></text:h>
      <text:h text:style-name="Heading_20_2" text:outline-level="2">Overview</text:h>
      <text:p text:style-name="P4"><text:span text:style-name="T36">The basic Quirkey chord keyboard consists of 6 microswitches fitted with keycaps </text:span><text:span text:style-name="T56">on a base, covered with a</text:span><text:span text:style-name="T36"> shell, powered by a single micro controller board and connected </text:span><text:span text:style-name="T35">via</text:span><text:span text:style-name="T36"> a USB cable. The default </text:span><text:span text:style-name="T35">firmware</text:span><text:span text:style-name="T36"> emulates a </text:span><text:span text:style-name="T46">full</text:span><text:span text:style-name="T36"> standard US USB keyboard, but </text:span><text:span text:style-name="T46">the code </text:span><text:span text:style-name="T36">can be reconfigured </text:span><text:span text:style-name="T46">to other languages</text:span><text:span text:style-name="T36">. </text:span><text:span text:style-name="T28">No driver is needed </text:span><text:span text:style-name="T46">on the PC, laptop, tablet etc</text:span><text:span text:style-name="T28">.</text:span></text:p>
      <text:p text:style-name="P4"><text:span text:style-name="T36">Supported controllers are currently an Arduino-compatible that </text:span><text:span text:style-name="T63">supports</text:span><text:span text:style-name="T36"> the </text:span><text:span text:style-name="T63">USB HID interface</text:span><text:span text:style-name="T36"> (such as the Leonardo </text:span><text:span text:style-name="T47">Mini</text:span><text:span text:style-name="T36">), and Raspberry Pi Pico variants.</text:span></text:p>
      <text:h text:style-name="Heading_20_2" text:outline-level="2">Components List</text:h>
      <text:p text:style-name="P1">The following items are needed for assembly:</text:p>
      <text:section text:style-name="Sect1" text:name="Section1">
        <text:section text:style-name="Sect2" text:name="Section2">
          <text:p text:style-name="P2"><text:span text:style-name="T21">AT</text:span><text:span text:style-name="T22">3</text:span><text:span text:style-name="T21">2U4-based Arduino<text:line-break/></text:span><text:span text:style-name="T23">OR<text:line-break/></text:span><text:span text:style-name="T14">Raspberry Pi Pico with USB<text:line-break/>USB Lead </text:span><text:span text:style-name="T16">to suit the above</text:span><text:span text:style-name="T14">, 1m+<text:line-break/>6 miniature lever microswitches<text:line-break/></text:span><text:span text:style-name="T20">5</text:span><text:span text:style-name="T14"> keycaps, </text:span><text:span text:style-name="T20">thumb key, command key</text:span><text:span text:style-name="T14">, shell, base (3D printed)<text:line-break/></text:span><text:span text:style-name="T20">~1.5m t</text:span><text:span text:style-name="T14">hin </text:span><text:span text:style-name="T18">PVC </text:span><text:span text:style-name="T14">insulated stranded wire<text:line-break/>Solder<text:line-break/>4 countersunk woodscrews </text:span><text:span text:style-name="T17">6g x 12-16mm</text:span><text:span text:style-name="T14"><text:line-break/>4 Stick-on non-slip pads </text:span><text:span text:style-name="T18">or foam tape<text:line-break/></text:span><text:span text:style-name="T19">Small cable tie</text:span></text:p>
          <text:p text:style-name="P28"><text:span text:style-name="T34">Suggested </text:span>Tools</text:p>
          <text:p text:style-name="P8"><text:span text:style-name="T14">Sidecutters<text:line-break/></text:span><text:span text:style-name="T15">Wire stripping tool of choice</text:span><text:span text:style-name="T14"><text:line-break/>Needle nosed pliers<text:line-break/>Soldering iron </text:span><text:span text:style-name="T16">and sponge</text:span><text:span text:style-name="T18"><text:line-break/></text:span><text:span text:style-name="T14">Screwdriver to fit screws<text:line-break/></text:span></text:p>
        </text:section>
        <text:h text:style-name="P34" text:outline-level="2"><text:span text:style-name="T44">Program </text:span>The Controller <text:span text:style-name="T35">Firmware</text:span></text:h>
        <text:p text:style-name="P9"><text:span text:style-name="T37">You will find the code on https://github.com/VikOlliver with the Arduino code under ‘Microwriter’ and the CircuitPyth</text:span><text:span text:style-name="T24">o</text:span><text:span text:style-name="T37">n code under ‘Quirkey’. The controllers are programmed with their respective standard environments </text:span><text:span text:style-name="T24">using the USB lead</text:span><text:span text:style-name="T37">, so rather than reproduce the </text:span><text:span text:style-name="T35">fine details</text:span><text:span text:style-name="T29"> </text:span><text:span text:style-name="T37">here, refer </text:span><text:span text:style-name="T35">if necessary </text:span><text:span text:style-name="T37">to </text:span><text:span text:style-name="T24">the README on GitHub and either </text:span><text:span text:style-name="T37">http://arduino.cc or http://circuitpython.org</text:span></text:p>
        <text:p text:style-name="P10">Note:<text:span text:style-name="T3"> When plugging in and unplugging the controller </text:span>always<text:span text:style-name="T3"> hold the USB socket between finger and thumb. Do not </text:span><text:span text:style-name="T12">hold </text:span><text:span text:style-name="T3">the board itself, otherwise you will snap the USB socket off! (Ask us how we know)</text:span></text:p>
        <text:h text:style-name="Heading_20_2" text:outline-level="2"><text:span text:style-name="T40">Wire</text:span> The <text:span text:style-name="T34">Micros</text:span>witches</text:h>
        <text:p text:style-name="P11"><text:span text:style-name="T48">Cut </text:span><text:span text:style-name="T64">7<text:tab/></text:span><text:span text:style-name="T48"> lengths of wire 1</text:span><text:span text:style-name="T38">2</text:span><text:span text:style-name="T48">0mm long, </text:span><text:span text:style-name="T56">4</text:span><text:span text:style-name="T25"> lengths </text:span><text:span text:style-name="T38">9</text:span><text:span text:style-name="T55">0</text:span><text:span text:style-name="T25">mm long, and one </text:span><text:span text:style-name="T56">4</text:span><text:span text:style-name="T25">0mm long. S</text:span><text:span text:style-name="T48">trip about </text:span><text:span text:style-name="T54">8</text:span><text:span text:style-name="T48">mm of</text:span><text:span text:style-name="T54">f</text:span><text:span text:style-name="T48"> each end. </text:span><text:span text:style-name="T56">Connect the 40mm length to a 90mm length by twisting the ends together. In the same way, connect the 3 remaining 90mm </text:span><text:soft-page-break/><text:span text:style-name="T56">lengths together in a row, and twist a 120mm length onto one end.</text:span><text:span text:style-name="T48"> </text:span><text:span text:style-name="T56">T</text:span><text:span text:style-name="T52">wist </text:span><text:span text:style-name="T56">all </text:span><text:span text:style-name="T52">the </text:span><text:span text:style-name="T56">remaining free </text:span><text:span text:style-name="T52">ends to prevent fraying</text:span><text:span text:style-name="T48">.</text:span></text:p>
        <text:p text:style-name="P11"><text:span text:style-name="T48">Tin </text:span><text:span text:style-name="T38">all the </text:span><text:span text:style-name="T56">twisted</text:span><text:span text:style-name="T38"> ends well with solder – </text:span><text:span text:style-name="T56">solder should cover all the wire surface and hold the twists firmly in a lump</text:span><text:span text:style-name="T38">. T</text:span><text:span text:style-name="T33">rim</text:span><text:span text:style-name="T32"> </text:span><text:span text:style-name="T48">all </text:span><text:span text:style-name="T25">the</text:span><text:span text:style-name="T48"> ends</text:span><text:span text:style-name="T45"> </text:span><text:span text:style-name="T57">and twists </text:span><text:span text:style-name="T33">to 4mm. </text:span></text:p>
        <text:p text:style-name="P11"><text:span text:style-name="T11">Identify the “NO” and “C” contacts on the </text:span><text:span text:style-name="T6">micro</text:span><text:span text:style-name="T11">switch (these are the two that join together when the switch is depressed</text:span><text:span text:style-name="T10">)</text:span><text:span text:style-name="T11">. </text:span><text:span text:style-name="T7">T</text:span><text:span text:style-name="T8">in</text:span><text:span text:style-name="T33"> </text:span><text:span text:style-name="T32">th</text:span><text:span text:style-name="T49">ese</text:span><text:span text:style-name="T32"> terminals of the microswitches </text:span><text:span text:style-name="T56">so that each terminal is topped by a small blob of solder.</text:span></text:p>
        <text:p text:style-name="P12"><text:span text:style-name="T48">Solder </text:span><text:span text:style-name="T57">every twisted wire joint</text:span><text:span text:style-name="T48"> to </text:span><text:span text:style-name="T57">the</text:span><text:span text:style-name="T48"> “NO” </text:span><text:span text:style-name="T25">pin </text:span><text:span text:style-name="T57">of its own microswitch</text:span><text:span text:style-name="T25">. </text:span><text:span text:style-name="T57">Solder another microswitch’s “NO” pin to the end of the short wire. Solder the last microswitch to the free end of the 90mm wire. the You should now have a chain of two switches with a long free wire on it, and a chain of four switches with a free wire on it. </text:span><text:span text:style-name="T59">Mark these wires in some way to avoid confusion later.</text:span><text:span text:style-name="T57"> Now solder a 120mm wire to the “C” pin of every microswitch.</text:span></text:p>
        <text:h text:style-name="Heading_20_2" text:outline-level="2">Solder The Switches To The Controller</text:h>
        <text:p text:style-name="P24"><text:span text:style-name="T59">When connecting the wires to the controller, insert the wire from the underside of the board. It is good practice to ensure the insulation of each wire is right against the board so that no bare wire is exposed. </text:span><text:span text:style-name="T58">Solder both </text:span><text:span text:style-name="T59">marked</text:span><text:span text:style-name="T25"> wire</text:span><text:span text:style-name="T58">s</text:span><text:span text:style-name="T25"> </text:span><text:span text:style-name="T39">to </text:span><text:span text:style-name="T58">any convenient</text:span><text:span text:style-name="T25"> GND </text:span><text:span text:style-name="T58">hole </text:span><text:span text:style-name="T35">on the controller</text:span><text:span text:style-name="T25">. </text:span></text:p>
        <text:p text:style-name="P24"><text:span text:style-name="T50">Solder</text:span><text:span text:style-name="T51"> </text:span><text:span text:style-name="T25">the remaining </text:span><text:span text:style-name="T32">micro</text:span><text:span text:style-name="T25">switch </text:span><text:span text:style-name="T26">wires</text:span><text:span text:style-name="T25"> </text:span><text:span text:style-name="T35">to controller IO pads </text:span><text:span text:style-name="T25">as follows </text:span><text:span text:style-name="T27">for both </text:span><text:span text:style-name="T28">Arduino</text:span><text:span text:style-name="T27"> and </text:span><text:span text:style-name="T28">a standard </text:span><text:span text:style-name="T27">Pi Pico</text:span><text:span text:style-name="T25">:</text:span></text:p>
        <table:table table:name="Table1" table:style-name="Table1">
          <table:table-column table:style-name="Table1.A" table:number-columns-repeated="6"/>
          <table:table-column table:style-name="Table1.G"/>
          <table:table-row table:style-name="TableLine94461071160256">
            <table:table-cell table:style-name="Table1.A1" office:value-type="string">
              <text:p text:style-name="P19">Switch</text:p>
            </table:table-cell>
            <table:table-cell table:style-name="Table1.B1" office:value-type="string">
              <text:p text:style-name="P20">Inner</text:p>
            </table:table-cell>
            <table:table-cell table:style-name="Table1.B1" office:value-type="string">
              <text:p text:style-name="P16"><text:s/><text:span text:style-name="T26">P</text:span>inkie</text:p>
            </table:table-cell>
            <table:table-cell table:style-name="Table1.B1" office:value-type="string">
              <text:p text:style-name="P16"><text:s/><text:span text:style-name="T26">R</text:span>ing</text:p>
            </table:table-cell>
            <table:table-cell table:style-name="Table1.B1" office:value-type="string">
              <text:p text:style-name="P16"><text:s/><text:span text:style-name="T26">M</text:span>iddle</text:p>
            </table:table-cell>
            <table:table-cell table:style-name="Table1.B1" office:value-type="string">
              <text:p text:style-name="P16"><text:s/>1st</text:p>
            </table:table-cell>
            <table:table-cell table:style-name="Table1.G1" office:value-type="string">
              <text:p text:style-name="P16"><text:s/><text:span text:style-name="T26">T</text:span>humb</text:p>
            </table:table-cell>
          </table:table-row>
          <table:table-row table:style-name="TableLine94461071217024">
            <table:table-cell table:style-name="Table1.A2" office:value-type="string">
              <text:p text:style-name="P16"><text:span text:style-name="T26">Pin </text:span><text:span text:style-name="T27">D</text:span><text:span text:style-name="T26">/GP</text:span></text:p>
            </table:table-cell>
            <table:table-cell table:style-name="Table1.B2" office:value-type="string">
              <text:p text:style-name="P17"><text:span text:style-name="T26"><text:s/></text:span>8</text:p>
            </table:table-cell>
            <table:table-cell table:style-name="Table1.B2" office:value-type="string">
              <text:p text:style-name="P17"><text:s/>7</text:p>
            </table:table-cell>
            <table:table-cell table:style-name="Table1.B2" office:value-type="string">
              <text:p text:style-name="P17"><text:s/>6</text:p>
            </table:table-cell>
            <table:table-cell table:style-name="Table1.B2" office:value-type="string">
              <text:p text:style-name="P17"><text:s/>5</text:p>
            </table:table-cell>
            <table:table-cell table:style-name="Table1.B2" office:value-type="string">
              <text:p text:style-name="P17"><text:s/>4</text:p>
            </table:table-cell>
            <table:table-cell table:style-name="Table1.G2" office:value-type="string">
              <text:p text:style-name="P17"><text:s/>9</text:p>
            </table:table-cell>
          </table:table-row>
          <table:table-row table:style-name="TableLine94461071219280">
            <table:table-cell table:style-name="Table1.A3" office:value-type="string">
              <text:p text:style-name="P21">Character</text:p>
            </table:table-cell>
            <table:table-cell table:style-name="Table1.B3" office:value-type="string">
              <text:p text:style-name="P22">SHIFT</text:p>
            </table:table-cell>
            <table:table-cell table:style-name="Table1.B3" office:value-type="string">
              <text:p text:style-name="P22">u</text:p>
            </table:table-cell>
            <table:table-cell table:style-name="Table1.B3" office:value-type="string">
              <text:p text:style-name="P22">s</text:p>
            </table:table-cell>
            <table:table-cell table:style-name="Table1.B3" office:value-type="string">
              <text:p text:style-name="P22">o</text:p>
            </table:table-cell>
            <table:table-cell table:style-name="Table1.B3" office:value-type="string">
              <text:p text:style-name="P22">e</text:p>
            </table:table-cell>
            <table:table-cell table:style-name="Table1.G3" office:value-type="string">
              <text:p text:style-name="P22">SPACE</text:p>
            </table:table-cell>
          </table:table-row>
        </table:table>
        <text:h text:style-name="Heading_20_2" text:outline-level="2">Fit <text:span text:style-name="T34">Micros</text:span>witches</text:h>
        <text:p text:style-name="P13">The microswitches are placed in the sockets of the base pillars with the free ends of their levers pointing to the front (rounded end) of the base. The levers go on the top! There are vertical slots in the sides of the pillars to let the wires out.</text:p>
        <text:p text:style-name="P14"><text:span text:style-name="T58">Start with the string of two microswitches. Put the microswitch with two wires attached in the leftmost socket on the “thumb” pillar, trailing its wires through the slot towards the pillar to its right. Put the other microswitch in the </text:span><text:span text:style-name="T59">inner</text:span><text:span text:style-name="T58"> socket </text:span><text:span text:style-name="T59">next to it</text:span><text:span text:style-name="T58">.</text:span></text:p>
        <text:p text:style-name="P15">Put the remaining four microswitches in sequence in the “finger” pillars, using the sequence detailed in the soldering instructions.</text:p>
        <text:p text:style-name="P24"><text:soft-page-break/><text:span text:style-name="T41">Trim </text:span><text:span text:style-name="T53">e</text:span><text:span text:style-name="T41">xcess wire from joints. </text:span><text:span text:style-name="T60">Carefully plug the USB lead into the controller. If using a Pi Pico, there are pillars on the base on which the board can be impaled, component side down with the USB socket on the right.</text:span></text:p>
        <text:p text:style-name="P26">Generously curve the USB cable in an ‘S’ shape, avoiding sharp turns, and push it into the cable slot on the right side of the base. On the inside part of the cable, firmly attach a cable tie to prevent the cable being pulled through from the outside. Trim off excess tie.</text:p>
        <text:h text:style-name="Heading_20_2" text:outline-level="2">Fit The Keycaps</text:h>
        <text:p text:style-name="P25">The small keycap with a hole in the bottom should be a snap fit onto the peg on the double-sized key, but feel free to add a small dot of superglue in the hole. Make sure the finger ridges in the top point in the same direction. All finger ridges have the rounded end of the ridge pointing to the front.</text:p>
        <text:p text:style-name="P27"><text:span text:style-name="T61">Do not just push the double key into the thumb socket. The forward pivot is hooked into the forward hole in the double pillar, then the rear pivot is snapped into place </text:span><text:span text:style-name="T62">(</text:span><text:span text:style-name="T65">some</text:span><text:span text:style-name="T62"> ‘O’-ring lubricant on the pivots </text:span><text:span text:style-name="T65">and projections </text:span><text:span text:style-name="T62">is a good idea).</text:span></text:p>
        <text:p text:style-name="P29"><text:span text:style-name="T9">I</text:span><text:span text:style-name="T4">f using </text:span><text:span text:style-name="T5">multi-</text:span><text:span text:style-name="T4">coloured keycaps, </text:span><text:span text:style-name="T13">snap them into place in the following order, which is the order used in the tutorial and documentation</text:span><text:span text:style-name="T4">:</text:span></text:p>
        <text:p text:style-name="P30"/>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461071149488">
            <table:table-cell table:style-name="Table2.A1" office:value-type="string">
              <text:p text:style-name="P31">Switc<text:span text:style-name="T61">h</text:span></text:p>
            </table:table-cell>
            <table:table-cell table:style-name="Table2.B1" office:value-type="string">
              <text:p text:style-name="P18"><text:s/><text:span text:style-name="T26">P</text:span>inkie</text:p>
            </table:table-cell>
            <table:table-cell table:style-name="Table2.B1" office:value-type="string">
              <text:p text:style-name="P18"><text:s/><text:span text:style-name="T26">R</text:span>ing</text:p>
            </table:table-cell>
            <table:table-cell table:style-name="Table2.B1" office:value-type="string">
              <text:p text:style-name="P18"><text:s/><text:span text:style-name="T26">M</text:span>iddle</text:p>
            </table:table-cell>
            <table:table-cell table:style-name="Table2.E1" office:value-type="string">
              <text:p text:style-name="P18"><text:s/>1st</text:p>
            </table:table-cell>
          </table:table-row>
          <table:table-row table:style-name="TableLine94461071247088">
            <table:table-cell table:style-name="Table2.A2" office:value-type="string">
              <text:p text:style-name="P32">Colour</text:p>
            </table:table-cell>
            <table:table-cell table:style-name="Table2.B2" office:value-type="string">
              <text:p text:style-name="P18"><text:s/><text:span text:style-name="T27">Blue</text:span></text:p>
            </table:table-cell>
            <table:table-cell table:style-name="Table2.B2" office:value-type="string">
              <text:p text:style-name="P18"><text:s/><text:span text:style-name="T27">Green</text:span></text:p>
            </table:table-cell>
            <table:table-cell table:style-name="Table2.B2" office:value-type="string">
              <text:p text:style-name="P18"><text:s/><text:span text:style-name="T27">Yellow</text:span></text:p>
            </table:table-cell>
            <table:table-cell table:style-name="Table2.E2" office:value-type="string">
              <text:p text:style-name="P23">Orange</text:p>
            </table:table-cell>
          </table:table-row>
        </table:table>
        <text:h text:style-name="Heading_20_2" text:outline-level="2" text:is-list-header="true">Adding The <text:span text:style-name="T59">Shell</text:span></text:h>
        <text:p text:style-name="P25">Lower the shell onto the base. It is best to aim to get the double key into its hole first, then wriggle it down. You may need to push down on some keys to provide enough clearance.</text:p>
        <text:p text:style-name="P5"><text:span text:style-name="T61">D</text:span><text:span text:style-name="T28">rive a screw into each of the countersunk holes. </text:span><text:span text:style-name="T42">B</text:span><text:span text:style-name="T28">arely tighten them all at first, then tighten more firmly. </text:span><text:span text:style-name="T61">I</text:span><text:span text:style-name="T28">t is best to just tight</text:span><text:span text:style-name="T34">en</text:span><text:span text:style-name="T28"> </text:span><text:span text:style-name="T34">the screws </text:span><text:span text:style-name="T28">enough to stop the base moving.</text:span><text:span text:style-name="T1"> </text:span><text:span text:style-name="T2">Do not</text:span><text:span text:style-name="T1"> </text:span><text:span text:style-name="T28">crank on them until they squeak and add a quarter turn.</text:span></text:p>
        <text:p text:style-name="P3"><text:span text:style-name="T28">Stick the 4 </text:span><text:span text:style-name="T29">non-slip pads </text:span><text:span text:style-name="T30">(or foam tape </text:span><text:span text:style-name="T31">strips</text:span><text:span text:style-name="T30">) </text:span><text:span text:style-name="T29">t</text:span><text:span text:style-name="T28">o the base of the Quirkey, spacing </text:span><text:span text:style-name="T30">things</text:span><text:span text:style-name="T28"> out for maximum stability – th</text:span><text:span text:style-name="T31">e exact position</text:span><text:span text:style-name="T28"> may vary between </text:span><text:span text:style-name="T31">users</text:span><text:span text:style-name="T28">.</text:span></text:p>
        <text:h text:style-name="Heading_20_2" text:outline-level="2">You’re Finished!</text:h>
        <text:p text:style-name="P6">Congratulations, you can now start typing with your Quirkey. Share and enjoy.</text:p>
        <text:p text:style-name="P7">This document is ©2023 by Vik Olliver vik@diamondage.co.nz and may be freely shared under the terms of the GFDL V1.3 <text:s/>or later version. <text:span text:style-name="T43">In the event of a licence conflict, please contact the author.</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fo:keep-with-next="alway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2" meta:image-count="0" meta:object-count="0" meta:page-count="3" meta:paragraph-count="68" meta:word-count="1094" meta:character-count="6154" meta:non-whitespace-character-count="5103"/>
  </office:meta>
</office:document-meta>
</file>